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Source Code Pro Medium" fo:font-size="10pt" style:font-size-asian="10pt" style:font-size-complex="10pt"/>
    </style:style>
    <style:style style:name="P3" style:family="paragraph" style:parent-style-name="Standard">
      <style:text-properties style:font-name="Source Code Pro Medium" fo:font-size="10pt" officeooo:rsid="001acb99" officeooo:paragraph-rsid="001acb99" style:font-size-asian="10pt" style:font-size-complex="10pt"/>
    </style:style>
    <style:style style:name="P4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5" style:family="paragraph" style:parent-style-name="Standard">
      <style:text-properties style:font-name="Source Code Pro Medium" fo:font-size="10pt" officeooo:rsid="001ba371" officeooo:paragraph-rsid="001ba371" style:font-size-asian="10pt" style:font-size-complex="10pt"/>
    </style:style>
    <style:style style:name="P6" style:family="paragraph" style:parent-style-name="Standard">
      <style:text-properties style:font-name="Source Code Pro Medium" fo:font-size="10pt" officeooo:paragraph-rsid="001ba371" style:font-size-asian="10pt" style:font-size-complex="10pt"/>
    </style:style>
    <style:style style:name="P7" style:family="paragraph" style:parent-style-name="Text_20_body">
      <style:text-properties officeooo:paragraph-rsid="001ba371"/>
    </style:style>
    <style:style style:name="P8" style:family="paragraph" style:parent-style-name="Standard">
      <style:text-properties officeooo:paragraph-rsid="001ba371"/>
    </style:style>
    <style:style style:name="P9" style:family="paragraph" style:parent-style-name="Text_20_body">
      <style:text-properties officeooo:paragraph-rsid="001dd936"/>
    </style:style>
    <style:style style:name="P10" style:family="paragraph" style:parent-style-name="Heading_20_1">
      <style:text-properties style:font-name="P052" officeooo:rsid="001acb99" officeooo:paragraph-rsid="001acb99"/>
    </style:style>
    <style:style style:name="P11" style:family="paragraph" style:parent-style-name="Heading_20_2">
      <style:text-properties style:font-name="P052"/>
    </style:style>
    <style:style style:name="P12" style:family="paragraph" style:parent-style-name="Heading_20_2">
      <style:text-properties style:font-name="P052" officeooo:paragraph-rsid="001ba371"/>
    </style:style>
    <style:style style:name="P13" style:family="paragraph" style:parent-style-name="Heading_20_2">
      <style:text-properties style:font-name="P052" officeooo:paragraph-rsid="001dd936"/>
    </style:style>
    <style:style style:name="P14" style:family="paragraph" style:parent-style-name="Preformatted_20_Text">
      <style:text-properties officeooo:paragraph-rsid="001dd936"/>
    </style:style>
    <style:style style:name="P15" style:family="paragraph" style:parent-style-name="Preformatted_20_Text">
      <style:text-properties style:font-name="Source Code Pro Medium" officeooo:paragraph-rsid="001dd936"/>
    </style:style>
    <style:style style:name="P16" style:family="paragraph" style:parent-style-name="Standard">
      <style:text-properties officeooo:paragraph-rsid="001dd936"/>
    </style:style>
    <style:style style:name="P17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18" style:family="paragraph" style:parent-style-name="Standard">
      <style:text-properties style:font-name="Source Code Pro Medium" fo:font-size="10pt" officeooo:rsid="001dd936" officeooo:paragraph-rsid="001dd936" style:font-size-asian="10pt" style:font-size-complex="10pt"/>
    </style:style>
    <style:style style:name="P19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paragraph-rsid="001ba371"/>
    </style:style>
    <style:style style:name="P21" style:family="paragraph" style:parent-style-name="Standard">
      <style:text-properties officeooo:rsid="001dd936" officeooo:paragraph-rsid="001dd936"/>
    </style:style>
    <style:style style:name="T1" style:family="text">
      <style:text-properties officeooo:rsid="001ba371"/>
    </style:style>
    <style:style style:name="T2" style:family="text">
      <style:text-properties style:font-name="P052"/>
    </style:style>
    <style:style style:name="T3" style:family="text">
      <style:text-properties style:font-name="P052" officeooo:rsid="001dd936"/>
    </style:style>
    <style:style style:name="T4" style:family="text">
      <style:text-properties officeooo:rsid="001dd936"/>
    </style:style>
    <style:style style:name="T5" style:family="text">
      <style:text-properties style:font-name="Source Code Pro Medium"/>
    </style:style>
    <style:style style:name="T6" style:family="text">
      <style:text-properties style:font-name="Source Code Pro Medium" fo:font-weight="bold" style:font-weight-asian="bold" style:font-weight-complex="bold"/>
    </style:style>
    <style:style style:name="T7" style:family="text">
      <style:text-properties style:font-name="Source Code Pro Medium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ssignment - <text:span text:style-name="T4">5</text:span></text:h>
      <text:p text:style-name="P1"/>
      <text:p text:style-name="P16"><text:span text:style-name="T2">1. </text:span><text:span text:style-name="T3">Minimal Spanning Tree by Prims Algorithm.</text:span></text:p>
      <text:p text:style-name="P16"><text:span text:style-name="T3"/></text:p>
      <text:h text:style-name="P11" text:outline-level="2"><text:span text:style-name="T4">Algorithm</text:span>. </text:h>
      <text:p text:style-name="Preformatted_20_Text"><text:span text:style-name="Strong_20_Emphasis"><text:span text:style-name="T7"/></text:span></text:p>
      <text:p text:style-name="Preformatted_20_Text"><text:span text:style-name="Strong_20_Emphasis"><text:span text:style-name="T7">1.</text:span></text:span><text:span text:style-name="T7"> Determine an arbitrary vertex as the starting vertex of the MST.<text:line-break/></text:span><text:span text:style-name="Strong_20_Emphasis"><text:span text:style-name="T7">2.</text:span></text:span><text:span text:style-name="T7"> Follow steps 3 to 5 till there are vertices that are not included in the MST (known as fringe vertex).<text:line-break/></text:span><text:span text:style-name="Strong_20_Emphasis"><text:span text:style-name="T7">3.</text:span></text:span><text:span text:style-name="T7"> Find edges connecting any tree vertex with the fringe vertices.<text:line-break/></text:span><text:span text:style-name="Strong_20_Emphasis"><text:span text:style-name="T7">4.</text:span></text:span><text:span text:style-name="T7"> Find the minimum among these edges.<text:line-break/></text:span><text:span text:style-name="Strong_20_Emphasis"><text:span text:style-name="T7">5.</text:span></text:span><text:span text:style-name="T7"> Add the chosen edge to the MST if it does not form any cycle.<text:line-break/></text:span><text:span text:style-name="Strong_20_Emphasis"><text:span text:style-name="T7">6.</text:span></text:span><text:span text:style-name="T7"> Return the MST and exit</text:span></text:p>
      <text:p text:style-name="P19"/>
      <text:h text:style-name="P13" text:outline-level="2"><text:span text:style-name="T4">Program:</text:span> </text:h>
      <text:p text:style-name="P9"/>
      <text:p text:style-name="P19">#include &lt;limits.h&gt;</text:p>
      <text:p text:style-name="P19">#include &lt;stdbool.h&gt;</text:p>
      <text:p text:style-name="P19">#include &lt;stdio.h&gt;</text:p>
      <text:p text:style-name="P19"/>
      <text:p text:style-name="P19">#define V 5</text:p>
      <text:p text:style-name="P19"/>
      <text:p text:style-name="P19">int minKey(int key[], bool mstSet[])</text:p>
      <text:p text:style-name="P19">{</text:p>
      <text:p text:style-name="P19"><text:tab/>int min = INT_MAX, min_index;</text:p>
      <text:p text:style-name="P19"/>
      <text:p text:style-name="P19"><text:tab/>for (int v = 0; v &lt; V; v++)</text:p>
      <text:p text:style-name="P19"><text:tab/><text:tab/>if (mstSet[v] == false &amp;&amp; key[v] &lt; min)</text:p>
      <text:p text:style-name="P19"><text:tab/><text:tab/><text:tab/>min = key[v], min_index = v;</text:p>
      <text:p text:style-name="P19"/>
      <text:p text:style-name="P19"><text:tab/>return min_index;</text:p>
      <text:p text:style-name="P19">}</text:p>
      <text:p text:style-name="P19"/>
      <text:p text:style-name="P19">int printMST(int parent[], int graph[V][V])</text:p>
      <text:p text:style-name="P19">{</text:p>
      <text:p text:style-name="P19"><text:tab/>printf("Edge \tWeight\n");</text:p>
      <text:p text:style-name="P19"><text:tab/>for (int i = 1; i &lt; V; i++)</text:p>
      <text:p text:style-name="P19"><text:tab/><text:tab/>printf("%d - %d \t%d \n", parent[i], i,</text:p>
      <text:p text:style-name="P19"><text:tab/><text:tab/><text:tab/>graph[i][parent[i]]);</text:p>
      <text:p text:style-name="P19">}</text:p>
      <text:p text:style-name="P19"/>
      <text:p text:style-name="P19">void primMST(int graph[V][V])</text:p>
      <text:p text:style-name="P19">{</text:p>
      <text:p text:style-name="P19"><text:tab/>int parent[V];</text:p>
      <text:p text:style-name="P19"><text:tab/>int key[V];</text:p>
      <text:p text:style-name="P19"><text:tab/>bool mstSet[V];</text:p>
      <text:p text:style-name="P19"><text:soft-page-break/></text:p>
      <text:p text:style-name="P19"><text:tab/>for (int i = 0; i &lt; V; i++)</text:p>
      <text:p text:style-name="P19"><text:tab/><text:tab/>key[i] = INT_MAX, mstSet[i] = false;</text:p>
      <text:p text:style-name="P19"/>
      <text:p text:style-name="P19"><text:tab/>key[0] = 0;</text:p>
      <text:p text:style-name="P19"/>
      <text:p text:style-name="P19"><text:tab/>parent[0] = -1;</text:p>
      <text:p text:style-name="P19"/>
      <text:p text:style-name="P19"><text:tab/>for (int count = 0; count &lt; V - 1; count++) {</text:p>
      <text:p text:style-name="P19"><text:tab/><text:tab/></text:p>
      <text:p text:style-name="P19"><text:tab/><text:tab/>int u = minKey(key, mstSet);</text:p>
      <text:p text:style-name="P19"/>
      <text:p text:style-name="P19"><text:tab/><text:tab/>mstSet[u] = true;</text:p>
      <text:p text:style-name="P19"/>
      <text:p text:style-name="P19"><text:tab/><text:tab/>for (int v = 0; v &lt; V; v++)</text:p>
      <text:p text:style-name="P19"/>
      <text:p text:style-name="P19"><text:tab/><text:tab/><text:tab/>if (graph[u][v] &amp;&amp; mstSet[v] == false</text:p>
      <text:p text:style-name="P19"><text:tab/><text:tab/><text:tab/><text:tab/>&amp;&amp; graph[u][v] &lt; key[v])</text:p>
      <text:p text:style-name="P19"><text:tab/><text:tab/><text:tab/><text:tab/>parent[v] = u, key[v] = graph[u][v];</text:p>
      <text:p text:style-name="P19"><text:tab/>}</text:p>
      <text:p text:style-name="P19"/>
      <text:p text:style-name="P19"><text:tab/>printMST(parent, graph);</text:p>
      <text:p text:style-name="P19">}</text:p>
      <text:p text:style-name="P19"/>
      <text:p text:style-name="P19">int main()</text:p>
      <text:p text:style-name="P19">{</text:p>
      <text:p text:style-name="P19"><text:tab/>int graph[V][V] = { { 0, 2, 0, 6, 0 },</text:p>
      <text:p text:style-name="P19"><text:tab/><text:tab/><text:tab/><text:tab/><text:tab/><text:tab/>{ 2, 0, 3, 8, 5 },</text:p>
      <text:p text:style-name="P19"><text:tab/><text:tab/><text:tab/><text:tab/><text:tab/><text:tab/>{ 0, 3, 0, 0, 7 },</text:p>
      <text:p text:style-name="P19"><text:tab/><text:tab/><text:tab/><text:tab/><text:tab/><text:tab/>{ 6, 8, 0, 0, 9 },</text:p>
      <text:p text:style-name="P19"><text:tab/><text:tab/><text:tab/><text:tab/><text:tab/><text:tab/>{ 0, 5, 7, 9, 0 } };</text:p>
      <text:p text:style-name="P19"/>
      <text:p text:style-name="P19"><text:tab/>primMST(graph);</text:p>
      <text:p text:style-name="P19"/>
      <text:p text:style-name="P19"><text:tab/>return 0;</text:p>
      <text:p text:style-name="P19">}</text:p>
      <text:p text:style-name="P19"/>
      <text:h text:style-name="P13" text:outline-level="2">Output:</text:h>
      <text:p text:style-name="P15">Edge <text:s text:c="3"/>Weight</text:p>
      <text:p text:style-name="P15">0 - 1 <text:s text:c="2"/>2 </text:p>
      <text:p text:style-name="P15">1 - 2 <text:s text:c="2"/>3 </text:p>
      <text:p text:style-name="P15">0 - 3 <text:s text:c="2"/>6 </text:p>
      <text:p text:style-name="P15">1 - 4 <text:s text:c="2"/>5 </text:p>
      <text:p text:style-name="P14"><text:s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oft-page-break/><text:span text:style-name="T3">2. Minimal Spanning Kruskal's Algorithm.</text:span></text:p>
      <text:p text:style-name="P8"/>
      <text:h text:style-name="Heading_20_2" text:outline-level="2">Algorithm:</text:h>
      <text:p text:style-name="P21"/>
      <text:p text:style-name="Preformatted_20_Text">1. First, add the edge AB with weight 1 to the MST.</text:p>
      <text:p text:style-name="Preformatted_20_Text">2. Add the edge DE with weight 2 to the MST as it is not creating the cycle.</text:p>
      <text:p text:style-name="Preformatted_20_Text">3. Add the edge BC with weight 3 to the MST, as it is not creating any cycle or loop.</text:p>
      <text:p text:style-name="Preformatted_20_Text">4. Now, pick the edge CD with weight 4 to the MST, as it is not forming the cycle.</text:p>
      <text:p text:style-name="Preformatted_20_Text">5. After that, pick the edge AE with weight 5. Including this edge will create the cycle, so discard it.</text:p>
      <text:p text:style-name="Preformatted_20_Text">6. Pick the edge AC with weight 7. Including this edge will create the cycle, so discard it.</text:p>
      <text:p text:style-name="Preformatted_20_Text">7. Pick the edge AD with weight 10. Including this edge will also create the cycle, so discard it.</text:p>
      <text:h text:style-name="Heading_20_2" text:outline-level="2">Program. </text:h>
      <text:p text:style-name="P8"/>
      <text:p text:style-name="P4">#include &lt;stdio.h&gt;</text:p>
      <text:p text:style-name="P4">#include &lt;stdlib.h&gt;</text:p>
      <text:p text:style-name="P4"/>
      <text:p text:style-name="P4">int comparator(const void* p1, const void* p2)</text:p>
      <text:p text:style-name="P4">{</text:p>
      <text:p text:style-name="P4"><text:tab/>const int(*x)[3] = p1;</text:p>
      <text:p text:style-name="P4"><text:tab/>const int(*y)[3] = p2;</text:p>
      <text:p text:style-name="P4"/>
      <text:p text:style-name="P4"><text:tab/>return (*x)[2] - (*y)[2];</text:p>
      <text:p text:style-name="P4">}</text:p>
      <text:p text:style-name="P4"/>
      <text:p text:style-name="P4">void makeSet(int parent[], int rank[], int n)</text:p>
      <text:p text:style-name="P4">{</text:p>
      <text:p text:style-name="P4"><text:tab/>for (int i = 0; i &lt; n; i++) {</text:p>
      <text:p text:style-name="P4"><text:tab/><text:tab/>parent[i] = i;</text:p>
      <text:p text:style-name="P4"><text:tab/><text:tab/>rank[i] = 0;</text:p>
      <text:p text:style-name="P4"><text:tab/>}</text:p>
      <text:p text:style-name="P4">}</text:p>
      <text:p text:style-name="P4"/>
      <text:p text:style-name="P4">int findParent(int parent[], int component)</text:p>
      <text:p text:style-name="P4">{</text:p>
      <text:p text:style-name="P4"><text:tab/>if (parent[component] == component)</text:p>
      <text:p text:style-name="P4"><text:tab/><text:tab/>return component;</text:p>
      <text:p text:style-name="P4"/>
      <text:p text:style-name="P4"><text:tab/>return parent[component]</text:p>
      <text:p text:style-name="P4"><text:tab/><text:tab/>= findParent(parent, parent[component]);</text:p>
      <text:p text:style-name="P4">}</text:p>
      <text:p text:style-name="P4"/>
      <text:p text:style-name="P4">void unionSet(int u, int v, int parent[], int rank[], int n)</text:p>
      <text:p text:style-name="P4">{</text:p>
      <text:p text:style-name="P4"><text:tab/>u = findParent(parent, u);</text:p>
      <text:p text:style-name="P4"><text:tab/>v = findParent(parent, v);</text:p>
      <text:p text:style-name="P4"/>
      <text:p text:style-name="P4"><text:soft-page-break/><text:tab/>if (rank[u] &lt; rank[v]) {</text:p>
      <text:p text:style-name="P4"><text:tab/><text:tab/>parent[u] = v;</text:p>
      <text:p text:style-name="P4"><text:tab/>}</text:p>
      <text:p text:style-name="P4"><text:tab/>else if (rank[u] &gt; rank[v]) {</text:p>
      <text:p text:style-name="P4"><text:tab/><text:tab/>parent[v] = u;</text:p>
      <text:p text:style-name="P4"><text:tab/>}</text:p>
      <text:p text:style-name="P4"><text:tab/>else {</text:p>
      <text:p text:style-name="P4"><text:tab/><text:tab/>parent[v] = u;</text:p>
      <text:p text:style-name="P4"/>
      <text:p text:style-name="P4"><text:tab/><text:tab/>rank[u]++;</text:p>
      <text:p text:style-name="P4"><text:tab/>}</text:p>
      <text:p text:style-name="P4">}</text:p>
      <text:p text:style-name="P4"/>
      <text:p text:style-name="P4">void kruskalAlgo(int n, int edge[n][3])</text:p>
      <text:p text:style-name="P4">{</text:p>
      <text:p text:style-name="P4"><text:tab/>qsort(edge, n, sizeof(edge[0]), comparator);</text:p>
      <text:p text:style-name="P4"/>
      <text:p text:style-name="P4"><text:tab/>int parent[n];</text:p>
      <text:p text:style-name="P4"><text:tab/>int rank[n];</text:p>
      <text:p text:style-name="P4"/>
      <text:p text:style-name="P4"><text:tab/>makeSet(parent, rank, n);</text:p>
      <text:p text:style-name="P4"/>
      <text:p text:style-name="P4"><text:tab/>int minCost = 0;</text:p>
      <text:p text:style-name="P4"/>
      <text:p text:style-name="P4"><text:tab/>printf(</text:p>
      <text:p text:style-name="P4"><text:tab/><text:tab/>"Following are the edges in the constructed MST\n");</text:p>
      <text:p text:style-name="P4"><text:tab/>for (int i = 0; i &lt; n; i++) {</text:p>
      <text:p text:style-name="P4"><text:tab/><text:tab/>int v1 = findParent(parent, edge[i][0]);</text:p>
      <text:p text:style-name="P4"><text:tab/><text:tab/>int v2 = findParent(parent, edge[i][1]);</text:p>
      <text:p text:style-name="P4"><text:tab/><text:tab/>int wt = edge[i][2];</text:p>
      <text:p text:style-name="P4"/>
      <text:p text:style-name="P4"><text:tab/><text:tab/>if (v1 != v2) {</text:p>
      <text:p text:style-name="P4"><text:tab/><text:tab/><text:tab/>unionSet(v1, v2, parent, rank, n);</text:p>
      <text:p text:style-name="P4"><text:tab/><text:tab/><text:tab/>minCost += wt;</text:p>
      <text:p text:style-name="P4"><text:tab/><text:tab/><text:tab/>printf("%d -- %d == %d\n", edge[i][0],</text:p>
      <text:p text:style-name="P4"><text:tab/><text:tab/><text:tab/><text:tab/>edge[i][1], wt);</text:p>
      <text:p text:style-name="P4"><text:tab/><text:tab/>}</text:p>
      <text:p text:style-name="P4"><text:tab/>}</text:p>
      <text:p text:style-name="P4"/>
      <text:p text:style-name="P4"><text:tab/>printf("Minimum Cost Spanning Tree: %d\n", minCost);</text:p>
      <text:p text:style-name="P4">}</text:p>
      <text:p text:style-name="P4"/>
      <text:p text:style-name="P4">int main()</text:p>
      <text:p text:style-name="P4">{</text:p>
      <text:p text:style-name="P4"><text:tab/>int edge[5][3] = { { 0, 1, 10 },</text:p>
      <text:p text:style-name="P4"><text:tab/><text:tab/><text:tab/><text:tab/><text:tab/>{ 0, 2, 6 },</text:p>
      <text:p text:style-name="P4"><text:tab/><text:tab/><text:tab/><text:tab/><text:tab/>{ 0, 3, 5 },</text:p>
      <text:p text:style-name="P4"><text:tab/><text:tab/><text:tab/><text:tab/><text:tab/>{ 1, 3, 15 },</text:p>
      <text:p text:style-name="P4"><text:tab/><text:tab/><text:tab/><text:tab/><text:tab/>{ 2, 3, 4 } };</text:p>
      <text:p text:style-name="P4"/>
      <text:p text:style-name="P4"><text:tab/>kruskalAlgo(5, edge);</text:p>
      <text:p text:style-name="P4"/>
      <text:p text:style-name="P4"><text:tab/>return 0;</text:p>
      <text:p text:style-name="P4"><text:soft-page-break/>}</text:p>
      <text:p text:style-name="P4"/>
      <text:h text:style-name="Heading_20_2" text:outline-level="2">Output:</text:h>
      <text:p text:style-name="P18"/>
      <text:p text:style-name="P18">Ratio before sorting in ascending order:</text:p>
      <text:p text:style-name="P18">5.000000 1.666667 1.000000 1.000000 6.000000 4.500000 3.000000 </text:p>
      <text:p text:style-name="P18">Ratios after sorting in ascending order:</text:p>
      <text:p text:style-name="P18">1.000000 1.000000 1.666667 3.000000 4.500000 5.000000 6.000000 </text:p>
      <text:p text:style-name="P18">Weights sorted with respect to ratios:</text:p>
      <text:p text:style-name="P18">7.000000 5.000000 3.000000 1.000000 4.000000 2.000000 1.000000 </text:p>
      <text:p text:style-name="P18">Profits sorted with respect to ratios:</text:p>
      <text:p text:style-name="P18">7.000000 5.000000 5.000000 3.000000 18.000000 10.000000 6.000000 </text:p>
      <text:p text:style-name="P18">Total profit: 46.00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24M41S</meta:editing-duration>
    <meta:editing-cycles>2</meta:editing-cycles>
    <meta:generator>LibreOffice/7.4.6.2$Linux_X86_64 LibreOffice_project/40$Build-2</meta:generator>
    <dc:title>daa_assignment</dc:title>
    <dc:date>2023-05-16T21:59:50.112418943</dc:date>
    <meta:document-statistic meta:table-count="0" meta:image-count="0" meta:object-count="0" meta:page-count="5" meta:paragraph-count="150" meta:word-count="729" meta:character-count="3991" meta:non-whitespace-character-count="3227"/>
    <meta:template xlink:type="simple" xlink:actuate="onRequest" xlink:title="daa_assignment" xlink:href="../../../../../Templates/daa_assignment.ott" meta:date="2023-05-16T21:35:09.903113520"/>
  </office:meta>
</office:document-meta>
</file>